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Frame_20_contents">
      <style:text-properties fo:font-weight="bold" style:font-weight-asian="bold" style:font-weight-complex="bold"/>
    </style:style>
    <style:style style:name="P9" style:family="paragraph" style:parent-style-name="Table_20_Contents">
      <style:text-properties officeooo:rsid="002e8c9e" officeooo:paragraph-rsid="002e8c9e"/>
    </style:style>
    <style:style style:name="P10" style:family="paragraph" style:parent-style-name="Text_20_body">
      <style:text-properties officeooo:rsid="002e8c9e" officeooo:paragraph-rsid="002e8c9e"/>
    </style:style>
    <style:style style:name="P11" style:family="paragraph" style:parent-style-name="Text_20_body">
      <style:text-properties officeooo:rsid="00333d6a" officeooo:paragraph-rsid="00333d6a"/>
    </style:style>
    <style:style style:name="P12" style:family="paragraph" style:parent-style-name="Table_20_Contents">
      <style:text-properties fo:color="#ff8000" loext:opacity="100%" fo:font-weight="bold" officeooo:rsid="00333d6a" officeooo:paragraph-rsid="00333d6a" style:font-weight-asian="bold" style:font-weight-complex="bold"/>
    </style:style>
    <style:style style:name="P13" style:family="paragraph" style:parent-style-name="Table_20_Contents">
      <style:text-properties fo:color="#00a933" loext:opacity="100%" fo:font-weight="bold" officeooo:rsid="00333d6a" officeooo:paragraph-rsid="00333d6a" style:font-weight-asian="bold" style:font-weight-complex="bold"/>
    </style:style>
    <style:style style:name="P14" style:family="paragraph" style:parent-style-name="Table_20_Contents">
      <style:text-properties fo:color="#00a933" loext:opacity="100%" fo:font-weight="bold" officeooo:rsid="002e8c9e" officeooo:paragraph-rsid="002e8c9e" style:font-weight-asian="bold" style:font-weight-complex="bold"/>
    </style:style>
    <style:style style:name="P15" style:family="paragraph" style:parent-style-name="Table_20_Contents">
      <style:text-properties officeooo:paragraph-rsid="00333d6a"/>
    </style:style>
    <style:style style:name="P16" style:family="paragraph" style:parent-style-name="Text_20_body">
      <style:text-properties officeooo:paragraph-rsid="00333d6a"/>
    </style:style>
    <style:style style:name="P17" style:family="paragraph" style:parent-style-name="Table_20_Contents">
      <style:text-properties fo:color="#808080" loext:opacity="100%" officeooo:rsid="00333d6a" officeooo:paragraph-rsid="00333d6a"/>
    </style:style>
    <style:style style:name="P18" style:family="paragraph" style:parent-style-name="Table_20_Contents">
      <style:text-properties fo:color="#808080" loext:opacity="100%" officeooo:paragraph-rsid="00333d6a"/>
    </style:style>
    <style:style style:name="P19" style:family="paragraph" style:parent-style-name="Table_20_Contents">
      <style:text-properties fo:color="#c9211e" loext:opacity="100%" fo:font-weight="bold" officeooo:rsid="003954eb" officeooo:paragraph-rsid="003954eb" style:font-weight-asian="bold" style:font-weight-complex="bold"/>
    </style:style>
    <style:style style:name="P20" style:family="paragraph" style:parent-style-name="Frame_20_contents">
      <style:paragraph-properties fo:margin-top="0in" fo:margin-bottom="0in" style:contextual-spacing="false"/>
    </style:style>
    <style:style style:name="P21" style:family="paragraph" style:parent-style-name="Text_20_body">
      <style:text-properties officeooo:rsid="003954eb" officeooo:paragraph-rsid="003954eb"/>
    </style:style>
    <style:style style:name="P22" style:family="paragraph" style:parent-style-name="Text_20_body">
      <style:text-properties officeooo:paragraph-rsid="003954eb"/>
    </style:style>
    <style:style style:name="P23" style:family="paragraph" style:parent-style-name="Text_20_body">
      <style:paragraph-properties style:writing-mode="lr-tb"/>
      <style:text-properties officeooo:paragraph-rsid="003954eb"/>
    </style:style>
    <style:style style:name="P24" style:family="paragraph" style:parent-style-name="Text_20_body">
      <style:text-properties officeooo:rsid="0030a069" officeooo:paragraph-rsid="00333d6a"/>
    </style:style>
    <style:style style:name="P25" style:family="paragraph" style:parent-style-name="Text_20_body">
      <style:paragraph-properties fo:break-before="page"/>
      <style:text-properties officeooo:rsid="0030a069" officeooo:paragraph-rsid="003954eb"/>
    </style:style>
    <style:style style:name="P26" style:family="paragraph" style:parent-style-name="Text_20_body">
      <style:text-properties officeooo:rsid="0030a069" officeooo:paragraph-rsid="003954eb"/>
    </style:style>
    <style:style style:name="P27" style:family="paragraph" style:parent-style-name="Text_20_body">
      <style:text-properties officeooo:paragraph-rsid="003a0a5c"/>
    </style:style>
    <style:style style:name="P28" style:family="paragraph" style:parent-style-name="Text_20_body">
      <style:text-properties officeooo:rsid="003dad0c" officeooo:paragraph-rsid="003dad0c"/>
    </style:style>
    <style:style style:name="P29" style:family="paragraph" style:parent-style-name="Text_20_body">
      <style:text-properties officeooo:paragraph-rsid="002e8c9e"/>
    </style:style>
    <style:style style:name="P30" style:family="paragraph" style:parent-style-name="Heading_20_4">
      <style:paragraph-properties fo:break-before="page"/>
      <style:text-properties officeooo:rsid="00333d6a" officeooo:paragraph-rsid="00333d6a"/>
    </style:style>
    <style:style style:name="P31" style:family="paragraph" style:parent-style-name="Heading_20_5">
      <style:paragraph-properties fo:break-before="page"/>
    </style:style>
    <style:style style:name="P32" style:family="paragraph" style:parent-style-name="Heading_20_5">
      <style:paragraph-properties fo:break-before="page"/>
      <style:text-properties officeooo:rsid="00333d6a" officeooo:paragraph-rsid="00333d6a"/>
    </style:style>
    <style:style style:name="P33" style:family="paragraph" style:parent-style-name="Heading_20_5">
      <style:paragraph-properties fo:break-before="page"/>
      <style:text-properties officeooo:rsid="003954eb" officeooo:paragraph-rsid="003954eb"/>
    </style:style>
    <style:style style:name="P34" style:family="paragraph" style:parent-style-name="Text_20_body" style:list-style-name="L1">
      <style:text-properties officeooo:paragraph-rsid="00333d6a"/>
    </style:style>
    <style:style style:name="P35" style:family="paragraph" style:parent-style-name="Text_20_body" style:list-style-name="L2">
      <style:text-properties officeooo:rsid="003954eb" officeooo:paragraph-rsid="003954eb"/>
    </style:style>
    <style:style style:name="P36" style:family="paragraph" style:parent-style-name="Text_20_body" style:list-style-name="L9">
      <style:text-properties officeooo:rsid="003954eb" officeooo:paragraph-rsid="003954eb"/>
    </style:style>
    <style:style style:name="P37" style:family="paragraph" style:parent-style-name="Text_20_body" style:list-style-name="L3">
      <style:text-properties officeooo:paragraph-rsid="003954eb"/>
    </style:style>
    <style:style style:name="P38" style:family="paragraph" style:parent-style-name="Text_20_body" style:list-style-name="L4">
      <style:text-properties officeooo:paragraph-rsid="003954eb"/>
    </style:style>
    <style:style style:name="P39" style:family="paragraph" style:parent-style-name="Text_20_body" style:list-style-name="L5">
      <style:paragraph-properties style:writing-mode="lr-tb"/>
      <style:text-properties officeooo:paragraph-rsid="003954eb"/>
    </style:style>
    <style:style style:name="P40" style:family="paragraph" style:parent-style-name="Text_20_body" style:list-style-name="L5">
      <style:paragraph-properties style:writing-mode="lr-tb"/>
      <style:text-properties officeooo:rsid="0030a069" officeooo:paragraph-rsid="003954eb"/>
    </style:style>
    <style:style style:name="P41" style:family="paragraph" style:parent-style-name="Text_20_body" style:list-style-name="L6">
      <style:text-properties officeooo:paragraph-rsid="003a0a5c"/>
    </style:style>
    <style:style style:name="P42" style:family="paragraph" style:parent-style-name="Text_20_body" style:list-style-name="L7">
      <style:text-properties officeooo:rsid="00333d6a" officeooo:paragraph-rsid="003954eb"/>
    </style:style>
    <style:style style:name="P43" style:family="paragraph" style:parent-style-name="Text_20_body" style:list-style-name="L8">
      <style:text-properties officeooo:paragraph-rsid="003954eb"/>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954eb" style:font-style-asian="italic" style:font-style-complex="italic"/>
    </style:style>
    <style:style style:name="T4" style:family="text">
      <style:text-properties fo:font-style="italic" officeooo:rsid="0030a069" style:font-style-asian="italic" style:font-style-complex="italic"/>
    </style:style>
    <style:style style:name="T5" style:family="text">
      <style:text-properties officeooo:rsid="002e8c9e"/>
    </style:style>
    <style:style style:name="T6" style:family="text">
      <style:text-properties fo:font-weight="bold" style:font-weight-asian="bold" style:font-weight-complex="bold"/>
    </style:style>
    <style:style style:name="T7" style:family="text">
      <style:text-properties fo:font-weight="bold" officeooo:rsid="00333d6a" style:font-weight-asian="bold" style:font-weight-complex="bold"/>
    </style:style>
    <style:style style:name="T8" style:family="text">
      <style:text-properties fo:font-weight="bold" officeooo:rsid="003954eb" style:font-weight-asian="bold" style:font-weight-complex="bold"/>
    </style:style>
    <style:style style:name="T9" style:family="text">
      <style:text-properties fo:font-weight="bold" officeooo:rsid="0030a069" style:font-weight-asian="bold" style:font-weight-complex="bold"/>
    </style:style>
    <style:style style:name="T10" style:family="text">
      <style:text-properties fo:font-weight="bold" officeooo:rsid="0039e894" style:font-weight-asian="bold" style:font-weight-complex="bold"/>
    </style:style>
    <style:style style:name="T11" style:family="text">
      <style:text-properties officeooo:rsid="00333d6a"/>
    </style:style>
    <style:style style:name="T12" style:family="text">
      <style:text-properties officeooo:rsid="0035c9a6"/>
    </style:style>
    <style:style style:name="T13" style:family="text">
      <style:text-properties officeooo:rsid="0038ca86"/>
    </style:style>
    <style:style style:name="T14" style:family="text">
      <style:text-properties officeooo:rsid="003954eb"/>
    </style:style>
    <style:style style:name="T15" style:family="text">
      <style:text-properties officeooo:rsid="0030a069"/>
    </style:style>
    <style:style style:name="T16" style:family="text">
      <style:text-properties officeooo:rsid="003e82ac"/>
    </style:style>
    <style:style style:name="T17" style:family="text">
      <style:text-properties officeooo:rsid="003f594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4"><text:span text:style-name="T14">DEB</text:span> Packages (<text:span text:style-name="T3">Debian OS</text:span>)</text:h>
      <text:p text:style-name="P22">AutomataCI supports <text:span text:style-name="T14">DEB</text:span><text:span text:style-name="T12"> packages </text:span><text:span text:style-name="T14">by default using its own packager based on Debian specification. This approach was required mainly because the toolkit provided by Debian OS is too massive and some are deviated from the specifications (e.g. excessive checking).</text:span></text:p>
      <text:p text:style-name="P22"/>
      <text:p text:style-name="P22">Although AutomataCI uses its own compiler, the output shall always be compliant with upstream. you’re <text:span text:style-name="T14">still </text:span>required to learn through the specifications (at least binary package) shown above before proceeding to construct the job recipe. <text:span text:style-name="T12">The supporting documentations AutomataCI based on are as follows:</text:span></text:p>
      <text:list text:style-name="L1">
        <text:list-item>
          <text:p text:style-name="P34"><text:a xlink:type="simple" xlink:href="https://www.debian.org/doc/debian-policy/index.html" text:style-name="Internet_20_link" text:visited-style-name="Visited_20_Internet_20_Link">https://www.debian.org/doc/debian-policy/index.html</text:a></text:p>
        </text:list-item>
        <text:list-item>
          <text:p text:style-name="P34"><text:a xlink:type="simple" xlink:href="https://manpages.debian.org/unstable/dpkg-dev/deb.5.en.html" text:style-name="Internet_20_link" text:visited-style-name="Visited_20_Internet_20_Link">https://manpages.debian.org/unstable/dpkg-dev/deb.5.en.html</text:a></text:p>
        </text:list-item>
        <text:list-item>
          <text:p text:style-name="P34"><text:a xlink:type="simple" xlink:href="https://refspecs.linuxfoundation.org/FHS_3.0/fhs/index.html" text:style-name="Internet_20_link" text:visited-style-name="Visited_20_Internet_20_Link">https://refspecs.linuxfoundation.org/FHS_3.0/fhs/index.html</text:a></text:p>
        </text:list-item>
      </text:list>
      <text:p text:style-name="P28"/>
      <text:p text:style-name="P28">AutomataCI prioritizes binary package build since the source codes are usually distributed using git control ecosystem. This removes any duplication related to the project and focus on customer delivery instead.</text:p>
      <text:p text:style-name="P28"/>
      <text:p text:style-name="P21">Windows OS is not supported mainly due to the lack of UNIX permission manipulation (e.g. <text:span text:style-name="T2">chmod</text:span> or <text:span text:style-name="T2">chown</text:span> commands).</text:p>
      <text:p text:style-name="P16"/>
      <text:p text:style-name="P16">Starting from version <text:span text:style-name="T13">2.0</text:span>.0, AutomataCI package <text:span text:style-name="T17">DEB</text:span> type in parallel execution.</text:p>
      <text:p text:style-name="P29"/>
      <text:h text:style-name="P31" text:outline-level="5">Supported Platforms</text:h>
      <text:p text:style-name="P10">The current AutomataCI supported host platforms are shown in Table <text:sequence-ref text:reference-format="category-and-value" text:ref-name="refText0">1</text:sequence-ref>.</text:p>
      <text:p text:style-name="Table"><text:span text:style-name="T11">Table</text:span> <text:sequence text:ref-name="refText0" text:name="Text" text:formula="ooow:Text+1" style:num-format="1">1</text:sequence>: <text:span text:style-name="T14">DEB</text:span><text:span text:style-name="T11"> packaging</text:span><text:span text:style-name="T5">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9">linux-amd64 (Debian)</text:p>
          </table:table-cell>
          <table:table-cell table:style-name="Table2.A2" office:value-type="string">
            <text:p text:style-name="P13">Yes</text:p>
          </table:table-cell>
          <table:table-cell table:style-name="Table2.A2" office:value-type="string">
            <text:p text:style-name="P13">Yes</text:p>
          </table:table-cell>
          <table:table-cell table:style-name="Table2.D2" office:value-type="string">
            <text:p text:style-name="P13">Yes</text:p>
          </table:table-cell>
        </table:table-row>
        <table:table-row>
          <table:table-cell table:style-name="Table2.A2" office:value-type="string">
            <text:p text:style-name="P9">linux-amd64 (Red Hat - Fedora)</text:p>
          </table:table-cell>
          <table:table-cell table:style-name="Table2.A2" office:value-type="string">
            <text:p text:style-name="P12">Yes</text:p>
          </table:table-cell>
          <table:table-cell table:style-name="Table2.A2" office:value-type="string">
            <text:p text:style-name="P12">No</text:p>
          </table:table-cell>
          <table:table-cell table:style-name="Table2.D2" office:value-type="string">
            <text:p text:style-name="P12">Yes</text:p>
          </table:table-cell>
        </table:table-row>
        <table:table-row>
          <table:table-cell table:style-name="Table2.A2" office:value-type="string">
            <text:p text:style-name="P9">darwin-amd64 (Intel-based MacOS)</text:p>
          </table:table-cell>
          <table:table-cell table:style-name="Table2.A2" office:value-type="string">
            <text:p text:style-name="P14">Yes</text:p>
          </table:table-cell>
          <table:table-cell table:style-name="Table2.A2" office:value-type="string">
            <text:p text:style-name="P13">Yes</text:p>
          </table:table-cell>
          <table:table-cell table:style-name="Table2.D2" office:value-type="string">
            <text:p text:style-name="P13">Yes</text:p>
          </table:table-cell>
        </table:table-row>
        <table:table-row>
          <table:table-cell table:style-name="Table2.A2" office:value-type="string">
            <text:p text:style-name="P9">windows-amd64 </text:p>
          </table:table-cell>
          <table:table-cell table:style-name="Table2.A2" office:value-type="string">
            <text:p text:style-name="P19">No</text:p>
          </table:table-cell>
          <table:table-cell table:style-name="Table2.A2" office:value-type="string">
            <text:p text:style-name="P19">No</text:p>
          </table:table-cell>
          <table:table-cell table:style-name="Table2.D2" office:value-type="string">
            <text:p text:style-name="P19">N/A</text:p>
          </table:table-cell>
        </table:table-row>
      </table:table>
      <text:p text:style-name="P21">NOTE:</text:p>
      <text:list text:style-name="L2">
        <text:list-item>
          <text:p text:style-name="P35">“<text:span text:style-name="T6">N/A</text:span>” – means “Not Available”.</text:p>
        </text:list-item>
      </text:list>
      <text:h text:style-name="P32" text:outline-level="5">Content Assembling Function</text:h>
      <text:p text:style-name="P11">The content assembling function is shown in Table <text:sequence-ref text:reference-format="category-and-value" text:ref-name="refText1">2</text:sequence-ref>.</text:p>
      <text:p text:style-name="Table"><text:span text:style-name="T11">Table</text:span> <text:sequence text:ref-name="refText1" text:name="Text" text:formula="ooow:Text+1" style:num-format="1">2</text:sequence>: <text:span text:style-name="T11">the content assembly function symbol for </text:span><text:span text:style-name="T14">DEB</text:span><text:span text:style-name="T11"> packager</text:span></text:p>
      <table:table table:name="Table1" table:style-name="Table1">
        <table:table-column table:style-name="Table1.A"/>
        <table:table-row>
          <table:table-cell table:style-name="Table1.A1" office:value-type="string">
            <text:p text:style-name="P17"># POSIX Shell</text:p>
            <text:p text:style-name="P15"><text:span text:style-name="T6">PACKAGE</text:span><text:span text:style-name="T7">_A</text:span><text:span text:style-name="T6">ssemble_</text:span><text:span text:style-name="T8">DEB</text:span><text:span text:style-name="T6">_</text:span><text:span text:style-name="T7">C</text:span><text:span text:style-name="T6">ontent</text:span>() {</text:p>
            <text:p text:style-name="P15"><text:tab/>_target="$1"</text:p>
            <text:p text:style-name="P15"><text:tab/>_directory="$2"</text:p>
            <text:p text:style-name="P15"><text:tab/>_target_name="$3"</text:p>
            <text:p text:style-name="P15"><text:tab/>_target_os="$4"</text:p>
            <text:p text:style-name="P15"><text:tab/>_target_arch="$5"</text:p>
            <text:p text:style-name="P15"/>
            <text:p text:style-name="P18"><text:tab/>…</text:p>
            <text:p text:style-name="P15">}</text:p>
          </table:table-cell>
        </table:table-row>
        <table:table-row>
          <table:table-cell table:style-name="Table1.A2" office:value-type="string">
            <text:p text:style-name="P17"># PowerShell</text:p>
            <text:p text:style-name="P15"><text:span text:style-name="T6">PACKAGE-Assemble-</text:span><text:span text:style-name="T8">DEB</text:span><text:span text:style-name="T6">-Content</text:span> {</text:p>
            <text:p text:style-name="P15"><text:tab/>param(</text:p>
            <text:p text:style-name="P15"><text:tab/><text:tab/>[string]$_target,</text:p>
            <text:p text:style-name="P15"><text:tab/><text:tab/>[string]$_directory,</text:p>
            <text:p text:style-name="P15"><text:tab/><text:tab/>[string]$_target_name,</text:p>
            <text:p text:style-name="P15"><text:tab/><text:tab/>[string]$_target_os,</text:p>
            <text:p text:style-name="P15"><text:tab/><text:tab/>[string]$_target_arch</text:p>
            <text:p text:style-name="P15"><text:tab/><text:span text:style-name="T11">)</text:span></text:p>
            <text:p text:style-name="P15"/>
            <text:p text:style-name="P18"><text:tab/>…</text:p>
            <text:p text:style-name="P15">}</text:p>
          </table:table-cell>
        </table:table-row>
      </table:table>
      <text:p text:style-name="P24"/>
      <text:p text:style-name="P24"/>
      <text:p text:style-name="P25">The <text:span text:style-name="T2">$_directory</text:span> variable should point to the workspace directory containing 2 important directories:</text:p>
      <text:list text:style-name="L3">
        <text:list-item>
          <text:p text:style-name="P37"><text:span text:style-name="T9">control/</text:span><text:span text:style-name="T14"> – housing the control components of the </text:span><text:span text:style-name="T3">.deb</text:span><text:span text:style-name="T14"> package; AND</text:span></text:p>
        </text:list-item>
        <text:list-item>
          <text:p text:style-name="P37"><text:span text:style-name="T9">data/</text:span><text:span text:style-name="T15"> </text:span><text:span text:style-name="T14">– housing the data components of the </text:span><text:span text:style-name="T3">.deb</text:span><text:span text:style-name="T14"> package</text:span><text:span text:style-name="T15">.</text:span></text:p>
        </text:list-item>
      </text:list>
      <text:p text:style-name="P22"/>
      <text:p text:style-name="P22"><text:span text:style-name="T15">The objective</text:span><text:span text:style-name="T14">s are:</text:span></text:p>
      <text:list text:style-name="L4">
        <text:list-item>
          <text:p text:style-name="P38"><text:span text:style-name="T15">to assemble the “to be installed” file structure in the </text:span><text:span text:style-name="T9">data/</text:span><text:span text:style-name="T15"> directory </text:span><text:span text:style-name="T14">complying to Filesystem Hierarchy Standard</text:span><text:span text:style-name="T15">; </text:span><text:span text:style-name="T14">AND</text:span></text:p>
        </text:list-item>
        <text:list-item>
          <text:p text:style-name="P38"><text:span text:style-name="T14">to </text:span><text:span text:style-name="T15">assemble any maintainer scripts (if needed) in the </text:span><text:span text:style-name="T9">control/</text:span><text:span text:style-name="T15"> directory.</text:span></text:p>
        </text:list-item>
      </text:list>
      <text:p text:style-name="P26">For example:</text:p>
      <text:list text:style-name="L5">
        <text:list-item>
          <text:p text:style-name="P39"><text:span text:style-name="T15">the </text:span><text:span text:style-name="T14">provided</text:span><text:span text:style-name="T15"> </text:span><text:span text:style-name="T4">$_target</text:span><text:span text:style-name="T15"> variable that is pointing to the currently detected binary </text:span><text:span text:style-name="T14">executable. It</text:span><text:span text:style-name="T15"> is usually being copied to </text:span><text:span text:style-name="T8">${directory}/</text:span><text:span text:style-name="T9">data/usr/local/bin/</text:span><text:span text:style-name="T15"> directory.</text:span></text:p>
          <text:list>
            <text:list-item>
              <text:p text:style-name="P40">This means that the package shall the target program into /usr/local/bin/ when the package is installed by the customer.</text:p>
            </text:list-item>
          </text:list>
        </text:list-item>
      </text:list>
      <text:p text:style-name="P23"><text:span text:style-name="T15">AutomataCI provides sufficient utilities to create all the required files. It’s entirely your duty to assemble all the files in their respective location and only create the </text:span><text:span text:style-name="T9">control/control</text:span><text:span text:style-name="T15"> file as the last step due to its requirement of calculating </text:span><text:span text:style-name="T9">data/</text:span><text:span text:style-name="T15"> directory disk space consumption.</text:span></text:p>
      <text:p text:style-name="P27">The following return numbers to tell AutomataCI to perform the necessary actions:</text:p>
      <text:list text:style-name="L6">
        <text:list-item>
          <text:p text:style-name="P41"><text:span text:style-name="T10">1</text:span><text:span text:style-name="T6">0</text:span> – Tell AutomataCI to skip the packaging process.</text:p>
        </text:list-item>
        <text:list-item>
          <text:p text:style-name="P41"><text:span text:style-name="T6">0</text:span> – All good and proceed.</text:p>
        </text:list-item>
        <text:list-item>
          <text:p text:style-name="P41"><text:span text:style-name="T10">non-0</text:span> – Error is found.</text:p>
        </text:list-item>
      </text:list>
      <text:h text:style-name="P32" text:outline-level="5">Required Files</text:h>
      <text:p text:style-name="P11">This packager <text:span text:style-name="T12">has the following required files:</text:span></text:p>
      <text:list text:style-name="L7">
        <text:list-item>
          <text:p text:style-name="P42">data/usr/share/docs/${PROJECT_SKU}/changelog.gz<text:line-break/><text:span text:style-name="T14">OR</text:span><text:line-break/>data/usr/local/share/docs/${PROJECT_SKU}/changelog.gz</text:p>
        </text:list-item>
        <text:list-item>
          <text:p text:style-name="P42">data/usr/share/docs/${PROJECT_SKU}/copyright.gz<text:line-break/><text:span text:style-name="T14">OR</text:span><text:line-break/>data/usr/local/share/docs/${PROJECT_SKU}/copyright.gz</text:p>
        </text:list-item>
        <text:list-item>
          <text:p text:style-name="P42">data/usr/share/man/man1/${PROJECT_SKU}.1.gz<text:line-break/><text:span text:style-name="T14">OR</text:span><text:line-break/>data/usr/local/share/man/man1/${PROJECT_SKU}.1.gz</text:p>
        </text:list-item>
        <text:list-item>
          <text:p text:style-name="P42">control/md5sum</text:p>
        </text:list-item>
        <text:list-item>
          <text:p text:style-name="P42">control/control</text:p>
        </text:list-item>
      </text:list>
      <text:p text:style-name="P22">These files follow strict format and content as specified in the Debian manual (especially <text:span text:style-name="T2">control/control</text:span> file).</text:p>
      <text:h text:style-name="P33" text:outline-level="5">Maintainers’ Scripts</text:h>
      <text:p text:style-name="P21">As frown by the Debian specification when used for installing files and directories, maintainers’ scripts are only used when required. Manual efforts can cause unwanted and unclean executions at the end-user sides.</text:p>
      <text:p text:style-name="P21"/>
      <text:p text:style-name="P22"><text:span text:style-name="T14">These optional scripts are usually used for </text:span>emergency <text:span text:style-name="T14">and adaptive</text:span> patching, services (e.g. systemd, cron, nginx, etc) <text:span text:style-name="T14">signaling</text:span> and control <text:span text:style-name="T14">before or after</text:span> <text:span text:style-name="T14">an install or uninstall process</text:span>.<text:span text:style-name="T14"> </text:span></text:p>
      <text:p text:style-name="P22"/>
      <text:p text:style-name="P21">Supported Maintainers’ scripts are:</text:p>
      <text:list text:style-name="L8">
        <text:list-item>
          <text:p text:style-name="P43"><text:span text:style-name="T8">control/preinst</text:span><text:span text:style-name="T14"> <text:s/>– commands before install</text:span></text:p>
        </text:list-item>
        <text:list-item>
          <text:p text:style-name="P43"><text:span text:style-name="T8">control/postinst</text:span><text:span text:style-name="T14"> <text:s/>– commands after uninstall</text:span></text:p>
        </text:list-item>
        <text:list-item>
          <text:p text:style-name="P43"><text:span text:style-name="T8">control/prerm</text:span><text:span text:style-name="T14"> – commands before uninstall</text:span></text:p>
        </text:list-item>
        <text:list-item>
          <text:p text:style-name="P43"><text:span text:style-name="T8">control/postrm</text:span><text:span text:style-name="T14"> – commands after uninstall</text:span></text:p>
        </text:list-item>
      </text:list>
      <text:p text:style-name="P21"/>
      <text:p text:style-name="P21">When in doubt, use <text:span text:style-name="T2">post[ACTION]</text:span> instead.</text:p>
      <text:h text:style-name="P33" text:outline-level="5">AutomataCI’s Copyright.gz Generative Function</text:h>
      <text:p text:style-name="P22">AutomataCI constructs the copyright.gz file by generating the license stanza and then appending the copyright text file located here:</text:p>
      <text:p text:style-name="Frame_20_contents"><text:span text:style-name="T14">$</text:span>{PROJECT_PATH_<text:span text:style-name="T16">SOURCE</text:span>}/licenses/deb-copyright</text:p>
      <text:p text:style-name="P22">You should construct the license file as it is. <text:span text:style-name="T14">Please k</text:span>eep in mind that this file is heavily governed by Debian Policy Manual and you should at least go through the specification for binary package described here: <text:a xlink:type="simple" xlink:href="https://www.debian.org/doc/packaging-manuals/copyright-format/1.0/" text:style-name="Internet_20_link" text:visited-style-name="Visited_20_Internet_20_Link">https://www.debian.org/doc/packaging-manuals/copyright-format/1.0/</text:a>.</text:p>
      <text:p text:style-name="P8"><text:span text:style-name="T14">GENTLE </text:span>REMINDER</text:p>
      <text:p text:style-name="Frame_20_contents"><text:span text:style-name="T17">O</text:span>nly need to generate the body of the file as the automation will generate the license stanza automatically. If <text:span text:style-name="T17">there is a</text:span> need to modify the process, consider overriding the output manually.</text:p>
      <text:p text:style-name="Text_20_body"/>
      <text:h text:style-name="Heading_20_5" text:outline-level="5">AutomataCI’s Long Description Generative Function</text:h>
      <text:p text:style-name="P22"><text:span text:style-name="T14">Due to the long description length ambiguity, AutomataCI relies on external data file </text:span>for generating the DEB’s control file’s <text:span text:style-name="T2">Description:</text:span> long data field. <text:span text:style-name="T14">The file is located at:</text:span> </text:p>
      <text:p text:style-name="Frame_20_contents">${PROJECT_PATH_RESOURCES}/docs/ABSTRACTS.txt</text:p>
      <text:p text:style-name="P21">Please keep in mind that this data file is also shared by other packagers or release processes for maintaining consistencies.</text:p>
      <text:p text:style-name="P21">The file <text:span text:style-name="T6">MUST</text:span> comply to:</text:p>
      <text:list text:style-name="L9">
        <text:list-item>
          <text:p text:style-name="P36">Max column length of 69 characters per line; AND</text:p>
        </text:list-item>
        <text:list-item>
          <text:p text:style-name="P36">Strictly text-only; AND</text:p>
        </text:list-item>
        <text:list-item>
          <text:p text:style-name="P36">UTF-8 but do only use ASCII characters for maximum backward compatibility (means English only).</text:p>
        </text:list-item>
      </text:list>
      <text:h text:style-name="Heading_20_5" text:outline-level="5"><text:soft-page-break/>Testing Package</text:h>
      <text:p text:style-name="P21">To test a built <text:span text:style-name="T2">.deb</text:span> package, simply use the following commands (when available):</text:p>
      <text:p text:style-name="P20">$ dpkg-deb --contents “[NAME].deb”</text:p>
      <text:p text:style-name="P20">$ dpkg-deb --info “[NAME].de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8</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8</text:page-number><text:s/><text:span text:style-name="MT1">of </text:span><text:page-count>8</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1DT51M53S</meta:editing-duration>
    <meta:editing-cycles>56</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17:56:20.582149941</dc:date>
    <dc:creator>Kean Ho Chew</dc:creator>
    <meta:document-statistic meta:table-count="2" meta:image-count="0" meta:object-count="0" meta:page-count="8" meta:paragraph-count="111" meta:word-count="818" meta:character-count="6055" meta:non-whitespace-character-count="5349"/>
    <meta:template xlink:type="simple" xlink:actuate="onRequest" xlink:title="Official Book" xlink:href="../../templates/Book.ott" meta:date="2023-11-17T20:33:17.245827505"/>
  </office:meta>
</office:document-meta>
</file>